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23cm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05cm"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52cm"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44cm"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49cm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93cm"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cm" style:protect="size"/>
    </style:style>
    <style:style style:name="gr12" style:family="graphic" style:parent-style-name="objectwithoutfill">
      <style:graphic-properties draw:marker-end="Arrow" draw:marker-end-width="0.3cm" draw:fill="none" draw:textarea-vertical-align="middle" style:protect="size"/>
    </style:style>
    <style:style style:name="gr13" style:family="graphic" style:parent-style-name="standard">
      <style:graphic-properties draw:stroke="dash" draw:stroke-dash="Fine_20_Dashed"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313cm"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9cm" style:protect="siz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04cm" style:protect="size"/>
    </style:style>
    <style:style style:name="gr17" style:family="graphic" style:parent-style-name="objectwithoutfill">
      <style:graphic-properties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7.8999996185303pt"/>
    </style:style>
    <style:style style:name="P3" style:family="paragraph">
      <style:text-properties fo:font-size="32pt" style:font-size-asian="32pt" style:font-size-complex="32pt"/>
    </style:style>
    <style:style style:name="T1" style:family="text">
      <style:text-properties fo:font-size="17.8999996185303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826cm" svg:height="1.778cm" svg:x="12.228cm" svg:y="1.4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979cm" svg:height="0.962cm" svg:x="13.69cm" svg:y="1.878cm">
          <draw:text-box>
            <text:p>Conv</text:p>
          </draw:text-box>
        </draw:frame>
        <draw:custom-shape draw:style-name="gr1" draw:text-style-name="P1" draw:layer="layout" svg:width="4.826cm" svg:height="1.778cm" svg:x="12.228cm" svg:y="3.7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119cm" svg:height="0.962cm" svg:x="13.59cm" svg:y="4.178cm">
          <draw:text-box>
            <text:p>ReLU</text:p>
          </draw:text-box>
        </draw:frame>
        <draw:custom-shape draw:style-name="gr1" draw:text-style-name="P1" draw:layer="layout" svg:width="4.826cm" svg:height="1.778cm" svg:x="12.228cm" svg:y="6.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778cm" svg:x="12.228cm" svg:y="8.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778cm" svg:x="12.228cm" svg:y="10.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778cm" svg:x="12.228cm" svg:y="12.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778cm" svg:x="12.228cm" svg:y="15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778cm" svg:x="12.228cm" svg:y="33.6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291cm" svg:height="0.962cm" svg:x="12.59cm" svg:y="34.078cm">
          <draw:text-box>
            <text:p>Average Pool</text:p>
          </draw:text-box>
        </draw:frame>
        <draw:custom-shape draw:style-name="gr1" draw:text-style-name="P1" draw:layer="layout" svg:width="4.826cm" svg:height="1.778cm" svg:x="12.228cm" svg:y="35.9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83cm" svg:height="0.962cm" svg:x="13.19cm" svg:y="36.378cm">
          <draw:text-box>
            <text:p>SoftMax</text:p>
          </draw:text-box>
        </draw:frame>
        <draw:line draw:style-name="gr3" draw:text-style-name="P1" draw:layer="layout" svg:x1="14.66cm" svg:y1="3.248cm" svg:x2="14.66cm" svg:y2="3.77cm">
          <text:p/>
        </draw:line>
        <draw:line draw:style-name="gr3" draw:text-style-name="P1" draw:layer="layout" svg:x1="14.66cm" svg:y1="5.548cm" svg:x2="14.66cm" svg:y2="6.07cm">
          <text:p/>
        </draw:line>
        <draw:line draw:style-name="gr3" draw:text-style-name="P1" draw:layer="layout" svg:x1="14.66cm" svg:y1="7.848cm" svg:x2="14.66cm" svg:y2="8.37cm">
          <text:p/>
        </draw:line>
        <draw:line draw:style-name="gr3" draw:text-style-name="P1" draw:layer="layout" svg:x1="14.66cm" svg:y1="10.148cm" svg:x2="14.66cm" svg:y2="10.67cm">
          <text:p/>
        </draw:line>
        <draw:line draw:style-name="gr3" draw:text-style-name="P1" draw:layer="layout" svg:x1="14.66cm" svg:y1="12.448cm" svg:x2="14.66cm" svg:y2="12.97cm">
          <text:p/>
        </draw:line>
        <draw:line draw:style-name="gr3" draw:text-style-name="P1" draw:layer="layout" svg:x1="14.66cm" svg:y1="14.748cm" svg:x2="14.66cm" svg:y2="15.27cm">
          <text:p/>
        </draw:line>
        <draw:line draw:style-name="gr3" draw:text-style-name="P1" draw:layer="layout" svg:x1="14.66cm" svg:y1="17.048cm" svg:x2="14.66cm" svg:y2="17.57cm">
          <text:p/>
        </draw:line>
        <draw:line draw:style-name="gr3" draw:text-style-name="P1" draw:layer="layout" svg:x1="14.66cm" svg:y1="35.448cm" svg:x2="14.66cm" svg:y2="35.97cm">
          <text:p/>
        </draw:line>
        <draw:line draw:style-name="gr3" draw:text-style-name="P1" draw:layer="layout" svg:x1="14.66cm" svg:y1="0.948cm" svg:x2="14.66cm" svg:y2="1.47cm">
          <text:p/>
        </draw:line>
        <draw:line draw:style-name="gr3" draw:text-style-name="P1" draw:layer="layout" svg:x1="14.66cm" svg:y1="37.748cm" svg:x2="14.66cm" svg:y2="38.27cm">
          <text:p/>
        </draw:line>
        <draw:custom-shape draw:style-name="gr1" draw:text-style-name="P1" draw:layer="layout" svg:width="4.826cm" svg:height="1.778cm" svg:x="12.228cm" svg:y="17.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778cm" svg:x="12.228cm" svg:y="19.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778cm" svg:x="12.228cm" svg:y="22.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778cm" svg:x="12.228cm" svg:y="24.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778cm" svg:x="12.228cm" svg:y="26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778cm" svg:x="12.228cm" svg:y="29.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778cm" svg:x="12.228cm" svg:y="31.3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66cm" svg:y1="19.348cm" svg:x2="14.66cm" svg:y2="19.87cm">
          <text:p/>
        </draw:line>
        <draw:line draw:style-name="gr3" draw:text-style-name="P1" draw:layer="layout" svg:x1="14.66cm" svg:y1="21.648cm" svg:x2="14.66cm" svg:y2="22.17cm">
          <text:p/>
        </draw:line>
        <draw:line draw:style-name="gr3" draw:text-style-name="P1" draw:layer="layout" svg:x1="14.66cm" svg:y1="23.948cm" svg:x2="14.66cm" svg:y2="24.47cm">
          <text:p/>
        </draw:line>
        <draw:line draw:style-name="gr3" draw:text-style-name="P1" draw:layer="layout" svg:x1="14.66cm" svg:y1="26.248cm" svg:x2="14.66cm" svg:y2="26.77cm">
          <text:p/>
        </draw:line>
        <draw:line draw:style-name="gr3" draw:text-style-name="P1" draw:layer="layout" svg:x1="14.66cm" svg:y1="28.548cm" svg:x2="14.66cm" svg:y2="29.07cm">
          <text:p/>
        </draw:line>
        <draw:line draw:style-name="gr3" draw:text-style-name="P1" draw:layer="layout" svg:x1="14.66cm" svg:y1="30.848cm" svg:x2="14.66cm" svg:y2="31.37cm">
          <text:p/>
        </draw:line>
        <draw:line draw:style-name="gr3" draw:text-style-name="P1" draw:layer="layout" svg:x1="14.66cm" svg:y1="33.148cm" svg:x2="14.66cm" svg:y2="33.67cm">
          <text:p/>
        </draw:line>
        <draw:frame draw:style-name="gr2" draw:layer="layout" svg:width="1.979cm" svg:height="0.962cm" svg:x="13.691cm" svg:y="6.478cm">
          <draw:text-box>
            <text:p>Conv</text:p>
          </draw:text-box>
        </draw:frame>
        <draw:frame draw:style-name="gr2" draw:layer="layout" svg:width="1.979cm" svg:height="0.962cm" svg:x="13.692cm" svg:y="11.078cm">
          <draw:text-box>
            <text:p>Conv</text:p>
          </draw:text-box>
        </draw:frame>
        <draw:frame draw:style-name="gr2" draw:layer="layout" svg:width="1.979cm" svg:height="0.962cm" svg:x="13.693cm" svg:y="15.678cm">
          <draw:text-box>
            <text:p>Conv</text:p>
          </draw:text-box>
        </draw:frame>
        <draw:frame draw:style-name="gr2" draw:layer="layout" svg:width="1.979cm" svg:height="0.962cm" svg:x="13.694cm" svg:y="20.278cm">
          <draw:text-box>
            <text:p>Conv</text:p>
          </draw:text-box>
        </draw:frame>
        <draw:frame draw:style-name="gr2" draw:layer="layout" svg:width="1.979cm" svg:height="0.962cm" svg:x="13.695cm" svg:y="24.878cm">
          <draw:text-box>
            <text:p>Conv</text:p>
          </draw:text-box>
        </draw:frame>
        <draw:frame draw:style-name="gr2" draw:layer="layout" svg:width="1.979cm" svg:height="0.962cm" svg:x="13.696cm" svg:y="29.478cm">
          <draw:text-box>
            <text:p>Conv</text:p>
          </draw:text-box>
        </draw:frame>
        <draw:frame draw:style-name="gr2" draw:layer="layout" svg:width="2.119cm" svg:height="0.962cm" svg:x="13.591cm" svg:y="8.778cm">
          <draw:text-box>
            <text:p>ReLU</text:p>
          </draw:text-box>
        </draw:frame>
        <draw:frame draw:style-name="gr2" draw:layer="layout" svg:width="2.119cm" svg:height="0.962cm" svg:x="13.592cm" svg:y="13.378cm">
          <draw:text-box>
            <text:p>ReLU</text:p>
          </draw:text-box>
        </draw:frame>
        <draw:frame draw:style-name="gr2" draw:layer="layout" svg:width="2.119cm" svg:height="0.962cm" svg:x="13.593cm" svg:y="17.978cm">
          <draw:text-box>
            <text:p>ReLU</text:p>
          </draw:text-box>
        </draw:frame>
        <draw:frame draw:style-name="gr2" draw:layer="layout" svg:width="2.119cm" svg:height="0.962cm" svg:x="13.594cm" svg:y="22.578cm">
          <draw:text-box>
            <text:p>ReLU</text:p>
          </draw:text-box>
        </draw:frame>
        <draw:frame draw:style-name="gr2" draw:layer="layout" svg:width="2.119cm" svg:height="0.962cm" svg:x="13.595cm" svg:y="27.178cm">
          <draw:text-box>
            <text:p>ReLU</text:p>
          </draw:text-box>
        </draw:frame>
        <draw:frame draw:style-name="gr2" draw:layer="layout" svg:width="2.119cm" svg:height="0.962cm" svg:x="13.596cm" svg:y="31.778cm">
          <draw:text-box>
            <text:p>ReLU</text:p>
          </draw:text-box>
        </draw:frame>
        <draw:custom-shape draw:style-name="gr4" draw:text-style-name="P1" draw:layer="layout" svg:width="4.827cm" svg:height="1.777cm" svg:x="3.878cm" svg:y="1.4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2.923cm" svg:height="0.962cm" svg:x="5.24cm" svg:y="1.873cm">
          <draw:text-box>
            <text:p><text:span text:style-name="T1">Conv</text:span></text:p>
          </draw:text-box>
        </draw:frame>
        <draw:custom-shape draw:style-name="gr4" draw:text-style-name="P1" draw:layer="layout" svg:width="4.827cm" svg:height="1.777cm" svg:x="3.878cm" svg:y="3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8.105cm" svg:height="0.962cm" svg:x="3.74cm" svg:y="4.172cm">
          <draw:text-box>
            <text:p><text:span text:style-name="T1">Batch Normalize</text:span></text:p>
          </draw:text-box>
        </draw:frame>
        <draw:custom-shape draw:style-name="gr4" draw:text-style-name="P1" draw:layer="layout" svg:width="4.827cm" svg:height="1.777cm" svg:x="3.878cm" svg:y="6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3.152cm" svg:height="0.962cm" svg:x="5.24cm" svg:y="6.472cm">
          <draw:text-box>
            <text:p><text:span text:style-name="T1">ReLU</text:span></text:p>
          </draw:text-box>
        </draw:frame>
        <draw:custom-shape draw:style-name="gr4" draw:text-style-name="P1" draw:layer="layout" svg:width="4.827cm" svg:height="1.777cm" svg:x="3.878cm" svg:y="8.3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8.105cm" svg:height="0.962cm" svg:x="3.74cm" svg:y="8.771cm">
          <draw:text-box>
            <text:p><text:span text:style-name="T1">Batch Normalize</text:span></text:p>
          </draw:text-box>
        </draw:frame>
        <draw:custom-shape draw:style-name="gr4" draw:text-style-name="P1" draw:layer="layout" svg:width="4.827cm" svg:height="1.777cm" svg:x="3.878cm" svg:y="10.6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4.244cm" svg:height="0.962cm" svg:x="4.94cm" svg:y="11.07cm">
          <draw:text-box>
            <text:p><text:span text:style-name="T1">Binarize</text:span></text:p>
          </draw:text-box>
        </draw:frame>
        <draw:custom-shape draw:style-name="gr4" draw:text-style-name="P1" draw:layer="layout" svg:width="4.827cm" svg:height="1.777cm" svg:x="3.878cm" svg:y="12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" draw:layer="layout" svg:width="6.149cm" svg:height="0.962cm" svg:x="4.34cm" svg:y="13.369cm">
          <draw:text-box>
            <text:p><text:span text:style-name="T1">Binary Conv</text:span></text:p>
          </draw:text-box>
        </draw:frame>
        <draw:custom-shape draw:style-name="gr4" draw:text-style-name="P1" draw:layer="layout" svg:width="4.827cm" svg:height="1.777cm" svg:x="3.878cm" svg:y="15.2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2" draw:layer="layout" svg:width="3.093cm" svg:height="0.962cm" svg:x="5.24cm" svg:y="15.669cm">
          <draw:text-box>
            <text:p><text:span text:style-name="T1">Scale</text:span></text:p>
          </draw:text-box>
        </draw:frame>
        <draw:custom-shape draw:style-name="gr4" draw:text-style-name="P1" draw:layer="layout" svg:width="4.827cm" svg:height="1.777cm" svg:x="3.878cm" svg:y="17.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3.152cm" svg:height="0.962cm" svg:x="5.24cm" svg:y="17.968cm">
          <draw:text-box>
            <text:p><text:span text:style-name="T1">ReLU</text:span></text:p>
          </draw:text-box>
        </draw:frame>
        <draw:custom-shape draw:style-name="gr4" draw:text-style-name="P1" draw:layer="layout" svg:width="4.827cm" svg:height="1.777cm" svg:x="3.878cm" svg:y="33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2" draw:layer="layout" svg:width="6.7cm" svg:height="0.962cm" svg:x="4.14cm" svg:y="34.163cm">
          <draw:text-box>
            <text:p><text:span text:style-name="T1">Average Pool</text:span></text:p>
          </draw:text-box>
        </draw:frame>
        <draw:line draw:style-name="gr12" draw:text-style-name="P1" draw:layer="layout" svg:x1="6.31cm" svg:y1="3.244cm" svg:x2="6.31cm" svg:y2="3.766cm">
          <text:p/>
        </draw:line>
        <draw:line draw:style-name="gr12" draw:text-style-name="P1" draw:layer="layout" svg:x1="6.31cm" svg:y1="5.543cm" svg:x2="6.31cm" svg:y2="6.065cm">
          <text:p/>
        </draw:line>
        <draw:line draw:style-name="gr12" draw:text-style-name="P1" draw:layer="layout" svg:x1="6.31cm" svg:y1="7.842cm" svg:x2="6.31cm" svg:y2="8.364cm">
          <text:p/>
        </draw:line>
        <draw:line draw:style-name="gr12" draw:text-style-name="P1" draw:layer="layout" svg:x1="6.31cm" svg:y1="10.142cm" svg:x2="6.31cm" svg:y2="10.664cm">
          <text:p/>
        </draw:line>
        <draw:line draw:style-name="gr12" draw:text-style-name="P1" draw:layer="layout" svg:x1="6.31cm" svg:y1="12.441cm" svg:x2="6.31cm" svg:y2="12.963cm">
          <text:p/>
        </draw:line>
        <draw:line draw:style-name="gr12" draw:text-style-name="P1" draw:layer="layout" svg:x1="6.31cm" svg:y1="14.74cm" svg:x2="6.31cm" svg:y2="15.262cm">
          <text:p/>
        </draw:line>
        <draw:line draw:style-name="gr12" draw:text-style-name="P1" draw:layer="layout" svg:x1="6.31cm" svg:y1="17.039cm" svg:x2="6.31cm" svg:y2="17.561cm">
          <text:p/>
        </draw:line>
        <draw:line draw:style-name="gr12" draw:text-style-name="P1" draw:layer="layout" svg:x1="6.31cm" svg:y1="19.339cm" svg:x2="6.31cm" svg:y2="19.861cm">
          <text:p/>
        </draw:line>
        <draw:line draw:style-name="gr12" draw:text-style-name="P1" draw:layer="layout" svg:x1="6.31cm" svg:y1="0.944cm" svg:x2="6.31cm" svg:y2="1.466cm">
          <text:p/>
        </draw:line>
        <draw:line draw:style-name="gr12" draw:text-style-name="P1" draw:layer="layout" svg:x1="6.31cm" svg:y1="35.533cm" svg:x2="6.31cm" svg:y2="36.055cm">
          <text:p/>
        </draw:line>
        <draw:custom-shape draw:style-name="gr13" draw:text-style-name="P1" draw:layer="layout" svg:width="6.607cm" svg:height="10.975cm" svg:x="3.006cm" svg:y="8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2" draw:layer="layout" svg:width="2.334cm" svg:height="0.962cm" draw:transform="rotate (-1.55316850134975) translate (10.422cm 12.615cm)">
          <draw:text-box>
            <text:p><text:span text:style-name="T1">XNOR</text:span></text:p>
          </draw:text-box>
        </draw:frame>
        <draw:custom-shape draw:style-name="gr4" draw:text-style-name="P1" draw:layer="layout" svg:width="4.827cm" svg:height="1.777cm" svg:x="3.878cm" svg:y="19.8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" draw:layer="layout" svg:width="3.499cm" svg:height="0.962cm" svg:x="5.14cm" svg:y="20.242cm">
          <draw:text-box>
            <text:p><text:span text:style-name="T1">XNOR</text:span></text:p>
          </draw:text-box>
        </draw:frame>
        <draw:line draw:style-name="gr12" draw:text-style-name="P1" draw:layer="layout" svg:x1="6.31cm" svg:y1="21.613cm" svg:x2="6.31cm" svg:y2="22.135cm">
          <text:p/>
        </draw:line>
        <draw:custom-shape draw:style-name="gr4" draw:text-style-name="P1" draw:layer="layout" svg:width="4.827cm" svg:height="1.777cm" svg:x="3.878cm" svg:y="22.2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" draw:layer="layout" svg:width="3.499cm" svg:height="0.962cm" svg:x="5.14cm" svg:y="22.617cm">
          <draw:text-box>
            <text:p><text:span text:style-name="T1">XNOR</text:span></text:p>
          </draw:text-box>
        </draw:frame>
        <draw:line draw:style-name="gr12" draw:text-style-name="P1" draw:layer="layout" svg:x1="6.31cm" svg:y1="23.987cm" svg:x2="6.31cm" svg:y2="24.509cm">
          <text:p/>
        </draw:line>
        <draw:custom-shape draw:style-name="gr4" draw:text-style-name="P1" draw:layer="layout" svg:width="4.827cm" svg:height="1.777cm" svg:x="3.878cm" svg:y="24.4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" draw:layer="layout" svg:width="3.499cm" svg:height="0.962cm" svg:x="5.14cm" svg:y="24.891cm">
          <draw:text-box>
            <text:p><text:span text:style-name="T1">XNOR</text:span></text:p>
          </draw:text-box>
        </draw:frame>
        <draw:line draw:style-name="gr12" draw:text-style-name="P1" draw:layer="layout" svg:x1="6.31cm" svg:y1="26.261cm" svg:x2="6.31cm" svg:y2="26.783cm">
          <text:p/>
        </draw:line>
        <draw:custom-shape draw:style-name="gr4" draw:text-style-name="P1" draw:layer="layout" svg:width="4.827cm" svg:height="1.777cm" svg:x="3.878cm" svg:y="2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2" draw:layer="layout" svg:width="3.499cm" svg:height="0.962cm" svg:x="5.14cm" svg:y="27.165cm">
          <draw:text-box>
            <text:p><text:span text:style-name="T1">XNOR</text:span></text:p>
          </draw:text-box>
        </draw:frame>
        <draw:line draw:style-name="gr12" draw:text-style-name="P1" draw:layer="layout" svg:x1="6.31cm" svg:y1="28.536cm" svg:x2="6.31cm" svg:y2="29.058cm">
          <text:p/>
        </draw:line>
        <draw:custom-shape draw:style-name="gr4" draw:text-style-name="P1" draw:layer="layout" svg:width="4.827cm" svg:height="1.777cm" svg:x="3.878cm" svg:y="29.0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8.105cm" svg:height="0.962cm" svg:x="3.74cm" svg:y="29.439cm">
          <draw:text-box>
            <text:p><text:span text:style-name="T1">Batch Normalize</text:span></text:p>
          </draw:text-box>
        </draw:frame>
        <draw:line draw:style-name="gr12" draw:text-style-name="P1" draw:layer="layout" svg:x1="6.31cm" svg:y1="30.81cm" svg:x2="6.31cm" svg:y2="31.332cm">
          <text:p/>
        </draw:line>
        <draw:custom-shape draw:style-name="gr4" draw:text-style-name="P1" draw:layer="layout" svg:width="4.827cm" svg:height="1.777cm" svg:x="3.878cm" svg:y="31.4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2.923cm" svg:height="0.962cm" svg:x="5.24cm" svg:y="31.814cm">
          <draw:text-box>
            <text:p><text:span text:style-name="T1">Conv</text:span></text:p>
          </draw:text-box>
        </draw:frame>
        <draw:line draw:style-name="gr12" draw:text-style-name="P1" draw:layer="layout" svg:x1="6.31cm" svg:y1="33.184cm" svg:x2="6.31cm" svg:y2="33.706cm">
          <text:p/>
        </draw:line>
        <draw:custom-shape draw:style-name="gr4" draw:text-style-name="P1" draw:layer="layout" svg:width="4.827cm" svg:height="1.777cm" svg:x="3.878cm" svg:y="36.0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2" draw:layer="layout" svg:width="4.304cm" svg:height="0.962cm" svg:x="4.84cm" svg:y="36.437cm">
          <draw:text-box>
            <text:p><text:span text:style-name="T1">SoftMax</text:span></text:p>
          </draw:text-box>
        </draw:frame>
        <draw:line draw:style-name="gr12" draw:text-style-name="P1" draw:layer="layout" svg:x1="6.31cm" svg:y1="37.808cm" svg:x2="6.31cm" svg:y2="38.33cm">
          <text:p/>
        </draw:line>
        <draw:frame draw:style-name="gr2" draw:text-style-name="P3" draw:layer="layout" svg:width="3.77cm" svg:height="1.517cm" draw:transform="rotate (-1.5707963267949) translate (2.13cm 17.65cm)">
          <draw:text-box>
            <text:p text:style-name="P3"><text:span text:style-name="T2">XNOR</text:span></text:p>
          </draw:text-box>
        </draw:frame>
        <draw:frame draw:style-name="gr2" draw:text-style-name="P3" draw:layer="layout" svg:width="5.099cm" svg:height="1.517cm" draw:transform="rotate (-1.5707963267949) translate (20.231cm 17.051cm)">
          <draw:text-box>
            <text:p text:style-name="P3"><text:span text:style-name="T2">Standard</text:span></text:p>
          </draw:text-box>
        </draw:frame>
        <draw:line draw:style-name="gr17" draw:text-style-name="P1" draw:layer="layout" svg:x1="2.894cm" svg:y1="8.128cm" svg:x2="9.752cm" svg:y2="8.042cm">
          <text:p/>
        </draw:line>
        <draw:line draw:style-name="gr17" draw:text-style-name="P1" draw:layer="layout" svg:x1="11.294cm" svg:y1="5.828cm" svg:x2="18.152cm" svg:y2="5.742cm">
          <text:p/>
        </draw:line>
        <draw:line draw:style-name="gr17" draw:text-style-name="P1" draw:layer="layout" svg:x1="9.752cm" svg:y1="8.042cm" svg:x2="11.294cm" svg:y2="5.828cm">
          <text:p/>
        </draw:line>
        <draw:line draw:style-name="gr17" draw:text-style-name="P1" draw:layer="layout" svg:x1="2.894cm" svg:y1="19.628cm" svg:x2="9.752cm" svg:y2="19.542cm">
          <text:p/>
        </draw:line>
        <draw:line draw:style-name="gr17" draw:text-style-name="P1" draw:layer="layout" svg:x1="11.294cm" svg:y1="10.428cm" svg:x2="18.152cm" svg:y2="10.342cm">
          <text:p/>
        </draw:line>
        <draw:line draw:style-name="gr17" draw:text-style-name="P1" draw:layer="layout" svg:x1="9.752cm" svg:y1="19.628cm" svg:x2="11.294cm" svg:y2="10.428cm">
          <text:p/>
        </draw:line>
        <draw:line draw:style-name="gr17" draw:text-style-name="P1" draw:layer="layout" svg:x1="2.894cm" svg:y1="21.828cm" svg:x2="9.752cm" svg:y2="21.742cm">
          <text:p/>
        </draw:line>
        <draw:line draw:style-name="gr17" draw:text-style-name="P1" draw:layer="layout" svg:x1="2.894cm" svg:y1="24.228cm" svg:x2="9.752cm" svg:y2="24.142cm">
          <text:p/>
        </draw:line>
        <draw:line draw:style-name="gr17" draw:text-style-name="P1" draw:layer="layout" svg:x1="2.894cm" svg:y1="26.528cm" svg:x2="9.752cm" svg:y2="26.442cm">
          <text:p/>
        </draw:line>
        <draw:line draw:style-name="gr17" draw:text-style-name="P1" draw:layer="layout" svg:x1="2.894cm" svg:y1="28.828cm" svg:x2="9.752cm" svg:y2="28.742cm">
          <text:p/>
        </draw:line>
        <draw:line draw:style-name="gr17" draw:text-style-name="P1" draw:layer="layout" svg:x1="2.894cm" svg:y1="33.428cm" svg:x2="9.752cm" svg:y2="33.342cm">
          <text:p/>
        </draw:line>
        <draw:line draw:style-name="gr17" draw:text-style-name="P1" draw:layer="layout" svg:x1="2.894cm" svg:y1="35.828cm" svg:x2="9.752cm" svg:y2="35.742cm">
          <text:p/>
        </draw:line>
        <draw:line draw:style-name="gr17" draw:text-style-name="P1" draw:layer="layout" svg:x1="11.294cm" svg:y1="15.028cm" svg:x2="18.152cm" svg:y2="14.942cm">
          <text:p/>
        </draw:line>
        <draw:line draw:style-name="gr17" draw:text-style-name="P1" draw:layer="layout" svg:x1="11.294cm" svg:y1="19.628cm" svg:x2="18.152cm" svg:y2="19.542cm">
          <text:p/>
        </draw:line>
        <draw:line draw:style-name="gr17" draw:text-style-name="P1" draw:layer="layout" svg:x1="11.194cm" svg:y1="24.228cm" svg:x2="18.052cm" svg:y2="24.142cm">
          <text:p/>
        </draw:line>
        <draw:line draw:style-name="gr17" draw:text-style-name="P1" draw:layer="layout" svg:x1="11.194cm" svg:y1="28.728cm" svg:x2="18.052cm" svg:y2="28.642cm">
          <text:p/>
        </draw:line>
        <draw:line draw:style-name="gr17" draw:text-style-name="P1" draw:layer="layout" svg:x1="11.194cm" svg:y1="33.328cm" svg:x2="18.052cm" svg:y2="33.242cm">
          <text:p/>
        </draw:line>
        <draw:line draw:style-name="gr17" draw:text-style-name="P1" draw:layer="layout" svg:x1="11.194cm" svg:y1="35.728cm" svg:x2="18.052cm" svg:y2="35.642cm">
          <text:p/>
        </draw:line>
        <draw:line draw:style-name="gr17" draw:text-style-name="P1" draw:layer="layout" svg:x1="9.752cm" svg:y1="21.742cm" svg:x2="11.294cm" svg:y2="15.028cm">
          <text:p/>
        </draw:line>
        <draw:line draw:style-name="gr17" draw:text-style-name="P1" draw:layer="layout" svg:x1="9.752cm" svg:y1="24.142cm" svg:x2="11.294cm" svg:y2="19.628cm">
          <text:p/>
        </draw:line>
        <draw:line draw:style-name="gr17" draw:text-style-name="P1" draw:layer="layout" svg:x1="9.752cm" svg:y1="26.442cm" svg:x2="11.194cm" svg:y2="24.228cm">
          <text:p/>
        </draw:line>
        <draw:line draw:style-name="gr17" draw:text-style-name="P1" draw:layer="layout" svg:x1="9.752cm" svg:y1="28.742cm" svg:x2="11.684cm" svg:y2="28.728cm">
          <text:p/>
        </draw:line>
        <draw:line draw:style-name="gr17" draw:text-style-name="P1" draw:layer="layout" svg:x1="9.752cm" svg:y1="33.342cm" svg:x2="11.43cm" svg:y2="33.328cm">
          <text:p/>
        </draw:line>
        <draw:line draw:style-name="gr17" draw:text-style-name="P1" draw:layer="layout" svg:x1="9.752cm" svg:y1="35.728cm" svg:x2="11.194cm" svg:y2="35.728cm">
          <text:p/>
        </draw:line>
        <presentation:notes draw:style-name="dp2">
          <draw:page-thumbnail draw:style-name="gr1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66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773cm" fo:text-indent="0cm"/>
      <style:text-properties fo:font-size="54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58cm" fo:text-indent="0cm"/>
      <style:text-properties fo:font-size="46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386cm" fo:text-indent="0cm"/>
      <style:text-properties fo:font-size="38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93cm" fo:text-indent="0cm"/>
      <style:text-properties fo:font-size="38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93cm" fo:text-indent="0cm"/>
      <style:text-properties fo:font-size="38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93cm" fo:text-indent="0cm"/>
      <style:text-properties fo:font-size="38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93cm" fo:text-indent="0cm"/>
      <style:text-properties fo:font-size="38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93cm" fo:text-indent="0cm"/>
      <style:text-properties fo:font-size="38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5.199996948242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.006cm" fo:page-height="40.6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3.641cm" svg:height="7.047cm" svg:x="3.826cm" svg:y="2.397cm"/>
      <draw:page-thumbnail draw:layer="backgroundobjects" svg:width="3.641cm" svg:height="7.047cm" svg:x="3.826cm" svg:y="10.445cm"/>
      <draw:page-thumbnail draw:layer="backgroundobjects" svg:width="3.641cm" svg:height="7.047cm" svg:x="3.826cm" svg:y="18.493cm"/>
      <draw:page-thumbnail draw:layer="backgroundobjects" svg:width="3.641cm" svg:height="7.047cm" svg:x="14.121cm" svg:y="2.397cm"/>
      <draw:page-thumbnail draw:layer="backgroundobjects" svg:width="3.641cm" svg:height="7.047cm" svg:x="14.121cm" svg:y="10.445cm"/>
      <draw:page-thumbnail draw:layer="backgroundobjects" svg:width="3.641cm" svg:height="7.047cm" svg:x="14.121cm" svg:y="18.493cm"/>
    </style:handout-master>
    <style:master-page style:name="Default" style:page-layout-name="PM1" draw:style-name="Mdp1">
      <draw:frame presentation:style-name="Default-title" draw:layer="backgroundobjects" svg:width="18.904cm" svg:height="6.785cm" svg:x="1.05cm" svg:y="1.619cm" presentation:class="title" presentation:placeholder="true">
        <draw:text-box/>
      </draw:frame>
      <draw:frame presentation:style-name="Default-outline1" draw:layer="backgroundobjects" svg:width="18.904cm" svg:height="23.57cm" svg:x="1.05cm" svg:y="9.509cm" presentation:class="outline" presentation:placeholder="true">
        <draw:text-box/>
      </draw:frame>
      <draw:frame presentation:style-name="Mpr1" draw:text-style-name="MP1" draw:layer="backgroundobjects" svg:width="4.893cm" svg:height="2.803cm" svg:x="1.05cm" svg:y="37.0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658cm" svg:height="2.803cm" svg:x="7.184cm" svg:y="37.02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893cm" svg:height="2.803cm" svg:x="15.061cm" svg:y="37.02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7T15:33:03.823409742</meta:creation-date>
    <dc:date>2017-01-12T02:18:42.576648236</dc:date>
    <meta:editing-duration>PT21M51S</meta:editing-duration>
    <meta:editing-cycles>5</meta:editing-cycles>
    <meta:generator>LibreOffice/4.2.8.2$Linux_X86_64 LibreOffice_project/420m0$Build-2</meta:generator>
    <meta:document-statistic meta:object-count="149"/>
  </office:meta>
</office:document-meta>
</file>